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darkblue-title" style:list-style-name="L3">
      <style:graphic-properties draw:fill-color="#ffffff" draw:auto-grow-height="true" fo:min-height="3.506cm"/>
    </style:style>
    <style:style style:name="pr2" style:family="presentation" style:parent-style-name="lyt-darkblue-subtitle">
      <style:graphic-properties draw:fill-color="#ffffff" draw:auto-grow-height="true" fo:min-height="13.714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3">
      <style:graphic-properties draw:fill-color="#ffffff" draw:auto-grow-height="true" fo:min-height="3.506cm"/>
    </style:style>
    <style:style style:name="pr5" style:family="presentation" style:parent-style-name="lyt-darkblue-title" style:list-style-name="L3">
      <style:graphic-properties draw:fill-color="#ffffff" draw:auto-grow-height="true" fo:min-height="3.506cm"/>
    </style:style>
    <style:style style:name="pr6" style:family="presentation" style:parent-style-name="lyt-darkblue-title" style:list-style-name="L3">
      <style:graphic-properties draw:fill-color="#ffffff" draw:auto-grow-height="true" fo:min-height="3.506cm"/>
    </style:style>
    <style:style style:name="pr7" style:family="presentation" style:parent-style-name="lyt-darkblue-title" style:list-style-name="L3">
      <style:graphic-properties draw:fill-color="#ffffff" draw:auto-grow-height="true" fo:min-height="3.506cm"/>
    </style:style>
    <style:style style:name="pr8" style:family="presentation" style:parent-style-name="lyt-darkblue-title" style:list-style-name="L3">
      <style:graphic-properties draw:fill-color="#ffffff" draw:auto-grow-height="true" fo:min-height="3.506cm"/>
    </style:style>
    <style:style style:name="pr9" style:family="presentation" style:parent-style-name="lyt-darkblue-title" style:list-style-name="L3">
      <style:graphic-properties draw:fill-color="#ffffff" draw:auto-grow-height="true" fo:min-height="3.506cm"/>
    </style:style>
    <style:style style:name="pr10" style:family="presentation" style:parent-style-name="lyt-darkblue-title" style:list-style-name="L3">
      <style:graphic-properties draw:fill-color="#ffffff" draw:auto-grow-height="true" fo:min-height="3.506cm"/>
    </style:style>
    <style:style style:name="pr11" style:family="presentation" style:parent-style-name="lyt-darkblue-title" style:list-style-name="L3">
      <style:graphic-properties draw:fill-color="#ffffff" draw:auto-grow-height="true" fo:min-height="3.506cm"/>
    </style:style>
    <style:style style:name="pr12" style:family="presentation" style:parent-style-name="lyt-darkblue-title" style:list-style-name="L3">
      <style:graphic-properties draw:fill-color="#ffffff" draw:auto-grow-height="true" fo:min-height="3.50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.6cm" fo:margin-right="0cm" fo:text-indent="-1cm"/>
      <style:text-properties fo:font-size="40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.6cm" fo:margin-right="0cm" fo:text-indent="-0.6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style:line-height-at-least="0.494cm" fo:text-align="start" style:text-autospace="none"/>
      <style:text-properties fo:font-family="HelveticaNeue" fo:font-size="12pt" style:font-family-asian="HelveticaNeue" style:font-size-asian="12pt" style:font-family-complex="HelveticaNeue" style:font-size-complex="6.80000019073486pt"/>
    </style:style>
    <style:style style:name="P8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fo:font-family="HelveticaNeue" fo:font-size="12pt" style:letter-kerning="true" style:font-family-asian="HelveticaNeue" style:font-size-asian="12pt" style:font-family-complex="HelveticaNeue" style:font-size-complex="6.80000019073486pt"/>
    </style:style>
    <style:style style:name="P9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c0c0c0" fo:font-family="HelveticaNeue" fo:font-size="12pt" style:font-family-asian="HelveticaNeue" style:font-size-asian="12pt" style:font-family-complex="HelveticaNeue" style:font-size-complex="6.80000019073486pt"/>
    </style:style>
    <style:style style:name="P10" style:family="paragraph">
      <style:paragraph-properties style:text-autospace="none"/>
      <style:text-properties fo:color="#c0c0c0" fo:font-family="HelveticaNeue" fo:font-size="12pt" style:font-family-asian="HelveticaNeue" style:font-size-asian="12pt" style:font-family-complex="HelveticaNeue" style:font-size-complex="6.80000019073486pt"/>
    </style:style>
    <style:style style:name="P11" style:family="paragraph">
      <style:paragraph-properties fo:margin-left="0.6cm" fo:margin-right="0cm" fo:text-indent="-0.6cm"/>
      <style:text-properties fo:color="#c0c0c0" fo:font-size="28pt" style:font-size-asian="28pt" style:font-size-complex="28pt"/>
    </style:style>
    <style:style style:name="P12" style:family="paragraph">
      <style:paragraph-properties fo:text-align="start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c0c0c0" fo:font-family="HelveticaNeue" fo:font-size="12pt" style:font-family-asian="HelveticaNeue" style:font-size-asian="12pt" style:font-family-complex="HelveticaNeue" style:font-size-complex="6.80000019073486pt"/>
    </style:style>
    <style:style style:name="P13" style:family="paragraph">
      <style:paragraph-properties fo:text-align="start" style:text-autospace="none"/>
      <style:text-properties fo:color="#c0c0c0" fo:font-family="HelveticaNeue" fo:font-size="12pt" style:font-family-asian="HelveticaNeue" style:font-size-asian="12pt" style:font-family-complex="HelveticaNeue" style:font-size-complex="6.80000019073486pt"/>
    </style:style>
    <style:style style:name="P14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c0c0c0" fo:font-family="HelveticaNeue" fo:font-size="12pt" style:letter-kerning="true" style:font-family-asian="HelveticaNeue" style:font-size-asian="12pt" style:font-family-complex="HelveticaNeue" style:font-size-complex="6.80000019073486pt"/>
    </style:style>
    <style:style style:name="P15" style:family="paragraph">
      <style:paragraph-properties fo:margin-left="0.6cm" fo:margin-right="0cm" fo:text-align="start" fo:text-indent="-0.6cm"/>
      <style:text-properties fo:color="#c0c0c0" fo:font-size="28pt" style:font-size-asian="28pt" style:font-size-complex="28pt"/>
    </style:style>
    <style:style style:name="P16" style:family="paragraph">
      <style:text-properties fo:color="#c0c0c0"/>
    </style:style>
    <style:style style:name="P17" style:family="paragraph">
      <style:paragraph-properties fo:text-align="start"/>
      <style:text-properties fo:color="#c0c0c0"/>
    </style:style>
    <style:style style:name="P18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c0c0c0"/>
    </style:style>
    <style:style style:name="P19" style:family="paragraph">
      <style:paragraph-properties fo:text-align="start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c0c0c0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950e" fo:font-size="28pt" style:font-size-asian="28pt" style:font-size-complex="28pt"/>
    </style:style>
    <style:style style:name="T4" style:family="text">
      <style:text-properties fo:font-family="'Helvetica Neue'" style:font-pitch="variable" fo:font-size="28pt" style:font-size-asian="28pt" style:font-size-complex="28pt"/>
    </style:style>
    <style:style style:name="T5" style:family="text">
      <style:text-properties fo:color="#c0c0c0" fo:font-size="28pt" style:font-size-asian="28pt" style:font-size-complex="28pt"/>
    </style:style>
    <style:style style:name="T6" style:family="text">
      <style:text-properties fo:color="#c0c0c0" style:text-outline="false" style:text-line-through-style="none" fo:font-family="HelveticaNeue" fo:font-size="28pt" fo:font-style="normal" fo:text-shadow="none" style:text-underline-style="none" fo:font-weight="normal" style:font-family-asian="HelveticaNeue" style:font-size-asian="28pt" style:font-family-complex="HelveticaNeue" style:font-size-complex="28pt"/>
    </style:style>
    <style:style style:name="T7" style:family="text">
      <style:text-properties fo:color="#ff950e" style:text-outline="false" style:text-line-through-style="none" fo:font-family="HelveticaNeue" fo:font-size="40pt" fo:font-style="italic" fo:text-shadow="none" style:text-underline-style="none" fo:font-weight="bold" style:font-family-asian="HelveticaNeue" style:font-size-asian="40pt" style:font-family-complex="HelveticaNeue" style:font-size-complex="40pt"/>
    </style:style>
    <style:style style:name="T8" style:family="text">
      <style:text-properties fo:color="#c0c0c0" style:text-outline="false" style:text-line-through-style="none" fo:font-family="HelveticaNeue" fo:font-size="28pt" fo:font-style="normal" fo:text-shadow="none" style:text-underline-style="none" fo:font-weight="normal" style:letter-kerning="true" style:font-family-asian="HelveticaNeue" style:font-size-asian="28pt" style:font-family-complex="HelveticaNeue" style:font-size-complex="28pt"/>
    </style:style>
    <style:style style:name="T9" style:family="text">
      <style:text-properties fo:color="#c0c0c0" fo:font-family="HelveticaNeue" fo:font-size="12pt" style:font-family-asian="HelveticaNeue" style:font-size-asian="12pt" style:font-family-complex="HelveticaNeue" style:font-size-complex="6.8000001907348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olo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</text:span><text:span text:style-name="T1"><text:line-break/></text:span><text:span text:style-name="T1"/></text:p>
          </draw:text-box>
        </draw:frame>
        <draw:frame presentation:style-name="pr2" draw:text-style-name="P4" draw:layer="layout" svg:width="24.368cm" svg:height="13.714cm" svg:x="1.816cm" svg:y="3.643cm" presentation:class="subtitle" presentation:user-transformed="true">
          <draw:text-box>
            <text:p text:style-name="P3"><text:span text:style-name="T2">CHI SONO: SimoneIcardi.com</text:span></text:p>
            <text:p text:style-name="P3"><text:span text:style-name="T2"/></text:p>
            <text:p text:style-name="P3"><text:span text:style-name="T2">COSA VEDIAMO INSIEME: Scopriamo questo mondo. Intro e panoramica.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1T0">
        <draw:frame presentation:style-name="pr4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Sommario</text:span></text:p>
          </draw:text-box>
        </draw:frame>
        <draw:frame presentation:style-name="pr2" draw:text-style-name="P4" draw:layer="layout" svg:width="24.368cm" svg:height="13.714cm" svg:x="1.816cm" svg:y="3.643cm" presentation:class="subtitle" presentation:user-transformed="true">
          <draw:text-box>
            <text:list text:style-name="L2">
              <text:list-item>
                <text:p text:style-name="P6"><text:span text:style-name="T2">INTRO</text:span><text:span text:style-name="T2"><text:line-break/></text:span><text:span text:style-name="T2"/></text:p>
              </text:list-item>
              <text:list-item>
                <text:p text:style-name="P6"><text:span text:style-name="T3">COSA</text:span><text:span text:style-name="T2"> TRATTA QUESTA LEZIONE</text:span><text:span text:style-name="T2"><text:line-break/></text:span><text:span text:style-name="T2"/></text:p>
              </text:list-item>
              <text:list-item>
                <text:p text:style-name="P6"><text:span text:style-name="T3">PERCHE'</text:span><text:span text:style-name="T2"> E' UTILE</text:span><text:span text:style-name="T2"><text:line-break/></text:span><text:span text:style-name="T2"/></text:p>
              </text:list-item>
              <text:list-item>
                <text:p text:style-name="P6"><text:span text:style-name="T3">COME</text:span><text:span text:style-name="T2"><text:line-break/></text:span><text:span text:style-name="T2"/></text:p>
              </text:list-item>
              <text:list-item>
                <text:p text:style-name="P6"><text:span text:style-name="T2">RECAP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darkblue" presentation:presentation-page-layout-name="AL1T0">
        <draw:frame presentation:style-name="pr5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Intro</text:span></text:p>
          </draw:text-box>
        </draw:frame>
        <draw:frame presentation:style-name="pr2" draw:text-style-name="P4" draw:layer="layout" svg:width="24.368cm" svg:height="13.714cm" svg:x="1.816cm" svg:y="3.643cm" presentation:class="subtitle" presentation:user-transformed="true">
          <draw:text-box>
            <text:p text:style-name="P6"><text:span text:style-name="T4">CHI SONO</text:span></text:p>
            <text:p text:style-name="P6"><text:span text:style-name="T2"/></text:p>
            <text:p text:style-name="P6"><text:span text:style-name="T2"/></text:p>
            <text:list text:style-name="L2">
              <text:list-item>
                <text:p text:style-name="P7"><text:span text:style-name="T2">Sono un  web developer freelance.</text:span></text:p>
              </text:list-item>
              <text:list-item>
                <text:p text:style-name="P7"><text:span text:style-name="T2">Lavoro in outsourcing come Front-end developer.</text:span></text:p>
              </text:list-item>
              <text:list-item>
                <text:p text:style-name="P7"><text:span text:style-name="T2">Sviluppo siti web direttamente per clienti finali.</text:span></text:p>
              </text:list-item>
              <text:list-item>
                <text:p text:style-name="P7"><text:span text:style-name="T2">Faccio formazione.</text:span></text:p>
              </text:list-item>
              <text:list-item>
                <text:p text:style-name="P7"><text:span text:style-name="T2">Sono un sostenitore entusiasta dello smart working.</text:span></text:p>
              </text:list-item>
            </text:list>
            <text:p text:style-name="P8"><text:span text:style-name="T2"/></text:p>
            <text:p text:style-name="P8"><text:span text:style-name="T2">www.simoneicardi.com</text:span></text:p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darkblue" presentation:presentation-page-layout-name="AL1T0">
        <draw:frame presentation:style-name="pr6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COSA - intro</text:span></text:p>
          </draw:text-box>
        </draw:frame>
        <draw:frame presentation:style-name="pr2" draw:text-style-name="P11" draw:layer="layout" svg:width="24.368cm" svg:height="13.714cm" svg:x="1.816cm" svg:y="3.643cm" presentation:class="subtitle" presentation:user-transformed="true">
          <draw:text-box>
            <text:p text:style-name="P9"><text:span text:style-name="T5">Questa è un intro per dare una buona panoramica, <text:s/>per comprendere i Pre-procesori CSS.</text:span></text:p>
            <text:p text:style-name="P9"><text:span text:style-name="T5"/></text:p>
            <text:p text:style-name="P9"><text:span text:style-name="T5">Oggi </text:span><text:span text:style-name="T6">apriremo la porta di questo nuovo mondo per vedere cosa c’è dentro, e farci una buona idea, di quello che ci aspetta e non avere grosse sorprese dal momento che decideremo di entrare.</text:span></text:p>
            <text:p text:style-name="P9"><text:span text:style-name="T6"/></text:p>
            <text:p text:style-name="P10"><text:span text:style-name="T6">Requisiti, conoscenza almeno di base di CSS e HTML</text:span></text:p>
            <text:p text:style-name="P9"><text:span text:style-name="T5"/></text:p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darkblue" presentation:presentation-page-layout-name="AL1T0">
        <draw:frame presentation:style-name="pr7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COSA</text:span></text:p>
          </draw:text-box>
        </draw:frame>
        <draw:frame presentation:style-name="pr2" draw:text-style-name="P11" draw:layer="layout" svg:width="24.368cm" svg:height="17.281cm" svg:x="1.816cm" svg:y="3.319cm" presentation:class="subtitle" presentation:user-transformed="true">
          <draw:text-box>
            <text:p text:style-name="P9"><text:span text:style-name="T5"/></text:p>
            <text:list text:style-name="L2">
              <text:list-item>
                <text:p text:style-name="P12"><text:span text:style-name="T5">Ce ne sono diversi ma i principali sono:</text:span><text:span text:style-name="T5"><text:line-break/></text:span><text:span text:style-name="T5">LESS - [http://lesscss.org] </text:span><text:span text:style-name="T5"><text:line-break/></text:span><text:span text:style-name="T5">SASS <text:s/>- [https://s</text:span><text:span text:style-name="T5">ass-lang.com/] </text:span><text:span text:style-name="T5"><text:line-break/></text:span><text:span text:style-name="T5">Stylus <text:s/>- [http://learnboost.github.com/stylus/] </text:span></text:p>
                <text:p text:style-name="P12"><text:span text:style-name="T5"/></text:p>
              </text:list-item>
              <text:list-item>
                <text:p text:style-name="P12"><text:span text:style-name="T5">Hanno differenze, ma hanno anche molti punti in comune. </text:span></text:p>
                <text:p text:style-name="P12"><text:span text:style-name="T5"/></text:p>
              </text:list-item>
              <text:list-item>
                <text:p text:style-name="P13"><text:span text:style-name="T5">Ci sono anche poi post-processori che fanno altre cose, dopo la produzione del CSS ricompilandolo (per es. [autoprefixer] o permettendo di scrivere CSS nuovo [es. transpiling cssnext]).</text:span></text:p>
              </text:list-item>
            </text:list>
            <text:p text:style-name="P14"><text:span text:style-name="T5"/></text:p>
            <text:p text:style-name="P14"><text:span text:style-name="T5"/></text:p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darkblue" presentation:presentation-page-layout-name="AL1T0">
        <draw:frame presentation:style-name="pr8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</text:span><text:span text:style-name="T7">PERCHE'</text:span></text:p>
          </draw:text-box>
        </draw:frame>
        <draw:frame presentation:style-name="pr2" draw:text-style-name="P15" draw:layer="layout" svg:width="24.368cm" svg:height="13.714cm" svg:x="1.816cm" svg:y="3.643cm" presentation:class="subtitle" presentation:user-transformed="true">
          <draw:text-box>
            <text:list text:style-name="L2">
              <text:list-item>
                <text:p text:style-name="P12"><text:span text:style-name="T5">uno dei punti cardine dello sviluppo è il poter scrivere codice compatto, riutilizzabile e mantenibile.</text:span></text:p>
                <text:p text:style-name="P12"><text:span text:style-name="T5"/></text:p>
              </text:list-item>
              <text:list-item>
                <text:p text:style-name="P13"><text:span text:style-name="T5">Quando scrivi codice, non scriverlo solo per la macchina, scrivilo anche per le persone (soprattutto per il tu del futuro). 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darkblue" presentation:presentation-page-layout-name="AL1T0">
        <draw:frame presentation:style-name="pr9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</text:span><text:span text:style-name="T7">PERCHE'</text:span></text:p>
          </draw:text-box>
        </draw:frame>
        <draw:frame presentation:style-name="pr2" draw:text-style-name="P15" draw:layer="layout" svg:width="24.368cm" svg:height="13.714cm" svg:x="1.816cm" svg:y="5.102cm" presentation:class="subtitle" presentation:user-transformed="true">
          <draw:text-box>
            <text:list text:style-name="L2">
              <text:list-item>
                <text:p text:style-name="P12"><text:span text:style-name="T6">CSS ha già tutto il necessario per impaginare e dare stile, animazione e un primo layer di interazione ad html</text:span></text:p>
                <text:p text:style-name="P12"><text:span text:style-name="T6"/></text:p>
              </text:list-item>
              <text:list-item>
                <text:p text:style-name="P12"><text:span text:style-name="T6"><text:s/></text:span><text:span text:style-name="T6">Ma quando i CSS diventano complessi e di grande dimensione può diventare complesso mantenerli</text:span></text:p>
                <text:p text:style-name="P16"><text:span text:style-name="T6"/></text:p>
              </text:list-item>
              <text:list-item>
                <text:p text:style-name="P17"><text:span text:style-name="T6">Sass per esempio ci da degli ottimi strumenti per ovviare a questo problema (Syntactically Awesome StyleSheets</text:span><text:span text:style-name="T8">)</text:span><text:span text:style-name="T8"><text:line-break/></text:span><text:span text:style-name="T8"> https://sass-lang.com/guide </text:span><text:span text:style-name="T6">)</text:span></text:p>
              </text:list-item>
            </text:list>
            <text:p text:style-name="P18"><text:span text:style-name="T9"/></text:p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darkblue" presentation:presentation-page-layout-name="AL1T0">
        <draw:frame presentation:style-name="pr10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COME</text:span></text:p>
          </draw:text-box>
        </draw:frame>
        <draw:frame presentation:style-name="pr2" draw:text-style-name="P15" draw:layer="layout" svg:width="24.368cm" svg:height="13.714cm" svg:x="1.816cm" svg:y="3.643cm" presentation:class="subtitle" presentation:user-transformed="true">
          <draw:text-box>
            <text:list text:style-name="L2">
              <text:list-item>
                <text:p text:style-name="P12"><text:span text:style-name="T6">Qual'è la magia che permette di fare questo?</text:span></text:p>
                <text:p text:style-name="P12"><text:span text:style-name="T6"/></text:p>
              </text:list-item>
              <text:list-item>
                <text:p text:style-name="P12"><text:span text:style-name="T6"><text:s/></text:span><text:span text:style-name="T6">Come si fa a compilare? (App, linea di comando, wrappers, plugins);</text:span></text:p>
                <text:p text:style-name="P16"><text:span text:style-name="T6"/></text:p>
              </text:list-item>
              <text:list-item>
                <text:p text:style-name="P17"><text:span text:style-name="T6">Sass per esempio come permette di semplificarci la vita?</text:span></text:p>
              </text:list-item>
            </text:list>
            <text:p text:style-name="P18"><text:span text:style-name="T9"/></text:p>
          </draw:text-box>
        </draw:frame>
        <presentation:notes draw:style-name="dp2">
          <draw:page-thumbnail draw:layer="layout" svg:width="13.705cm" svg:height="10.279cm" svg:x="3.647cm" svg:y="2.853cm" draw:page-number="8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darkblue" presentation:presentation-page-layout-name="AL1T0">
        <draw:frame presentation:style-name="pr11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RECAP</text:span></text:p>
          </draw:text-box>
        </draw:frame>
        <draw:frame presentation:style-name="pr2" draw:text-style-name="P15" draw:layer="layout" svg:width="24.368cm" svg:height="14.316cm" svg:x="1.816cm" svg:y="4.801cm" presentation:class="subtitle" presentation:user-transformed="true">
          <draw:text-box>
            <text:p text:style-name="P12"><text:span text:style-name="T6">COSA</text:span></text:p>
            <text:list text:style-name="L2">
              <text:list-item>
                <text:p text:style-name="P12"><text:span text:style-name="T6">I Preprocessori CSS</text:span></text:p>
              </text:list-item>
              <text:list-item>
                <text:p text:style-name="P12"><text:span text:style-name="T6">Quali sono i principali </text:span></text:p>
              </text:list-item>
            </text:list>
            <text:p text:style-name="P12"><text:span text:style-name="T6"/></text:p>
            <text:p text:style-name="P12"><text:span text:style-name="T6">PERCHE’</text:span></text:p>
            <text:list text:continue-numbering="true" text:style-name="L2">
              <text:list-item>
                <text:p text:style-name="P12"><text:span text:style-name="T6"><text:s/></text:span><text:span text:style-name="T6">sono così utili per rendere il codice più gestibile e mantenibile</text:span></text:p>
              </text:list-item>
            </text:list>
            <text:p text:style-name="P12"><text:span text:style-name="T6"/></text:p>
            <text:p text:style-name="P12"><text:span text:style-name="T6">COME</text:span></text:p>
            <text:list text:continue-numbering="true" text:style-name="L2">
              <text:list-item>
                <text:p text:style-name="P12"><text:span text:style-name="T6">Quale la magia, rende possibile estendere i CSS</text:span></text:p>
              </text:list-item>
              <text:list-item>
                <text:p text:style-name="P12"><text:span text:style-name="T6">Come poter compilare </text:span></text:p>
              </text:list-item>
              <text:list-item>
                <text:p text:style-name="P12"><text:span text:style-name="T6">Un pò di esempi su come usare le principali features</text:span></text:p>
              </text:list-item>
            </text:list>
            <text:p text:style-name="P19"><text:span text:style-name="T9"/></text:p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darkblue" presentation:presentation-page-layout-name="AL1T0">
        <draw:frame presentation:style-name="pr12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Pre-processori CSS </text:span><text:span text:style-name="T1"><text:line-break/></text:span><text:span text:style-name="T1">- RECAP</text:span></text:p>
          </draw:text-box>
        </draw:frame>
        <draw:frame presentation:style-name="pr2" draw:text-style-name="P15" draw:layer="layout" svg:width="24.368cm" svg:height="13.714cm" svg:x="1.816cm" svg:y="3.643cm" presentation:class="subtitle" presentation:user-transformed="true">
          <draw:text-box>
            <text:p text:style-name="P9"><text:span text:style-name="T6">Questa era un intro per avere una buona panoramica. </text:span></text:p>
            <text:p text:style-name="P9"><text:span text:style-name="T6"/></text:p>
            <text:p text:style-name="P9"><text:span text:style-name="T6">Abbiamo aperto la porta di questo nuovo mondo per vedere cosa c’è dentro.</text:span></text:p>
            <text:p text:style-name="P10"><text:span text:style-name="T6"/></text:p>
            <text:p text:style-name="P10"><text:span text:style-name="T6">Ora hai la chiave per entrare e sperimentare.</text:span></text:p>
          </draw:text-box>
        </draw:frame>
        <presentation:notes draw:style-name="dp2">
          <draw:page-thumbnail draw:layer="layout" svg:width="13.705cm" svg:height="10.279cm" svg:x="3.647cm" svg:y="2.853cm" draw:page-number="10"/>
          <draw:frame presentation:style-name="pr3" draw:text-style-name="P5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it" fo:country="IT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 fo:hyphenate="tru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style:font-size-asian="12pt" style:font-size-complex="12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2" draw:text-style-name="MP1" draw:layer="backgroundobjects" svg:width="25.986cm" svg:height="0.268cm" svg:x="2.014cm" svg:y="19.658cm">
        <text:p/>
      </draw:rect>
      <draw:rect draw:style-name="Mgr2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Unix OpenOffice.org_project/412m3$Build-9782</meta:generator>
    <dc:title>Presentazione di una novità</dc:title>
    <dc:description>Presentazione generale di una novità tenendo conto delle richieste dei clienti</dc:description>
    <meta:creation-date>2019-01-21T12:29:17</meta:creation-date>
    <dc:language>it-IT</dc:language>
    <meta:editing-cycles>42</meta:editing-cycles>
    <meta:editing-duration>PT6H27M17S</meta:editing-duration>
    <meta:initial-creator>simone icardi</meta:initial-creator>
    <dc:date>2019-01-21T18:55:54</dc:date>
    <dc:creator>simone icardi</dc:creator>
    <meta:document-statistic meta:object-count="55"/>
    <meta:user-defined meta:name="Info 0"/>
    <meta:user-defined meta:name="Info 1"/>
    <meta:user-defined meta:name="Info 2"/>
    <meta:user-defined meta:name="Info 3"/>
    <meta:template xlink:type="simple" xlink:actuate="onRequest" xlink:title="Presentazione di una novità" xlink:href="../../../../../../../../../Applications/OpenOffice.app/Contents/share/template/it/presnt/prs-novelty.otp"/>
  </office:meta>
</office:document-meta>
</file>